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list-style-name="LFO1" style:family="paragraph"/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list-style-name="LFO1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</style:style>
    <style:style style:name="P10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</style:style>
    <style:style style:name="P11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</style:style>
    <style:style style:name="P12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</style:style>
  </office:automatic-styles>
  <office:body>
    <office:text text:use-soft-page-breaks="true">
      <text:p text:style-name="P1">Objective:</text:p>
      <text:list text:style-name="LFO1" text:continue-numbering="true">
        <text:list-item>
          <text:p text:style-name="P2">Use<text:s/><text:span text:style-name="T3">Mockito</text:span><text:s/>to<text:s/><text:span text:style-name="T4">mock</text:span><text:s/>an external API class.</text:p>
        </text:list-item>
        <text:list-item>
          <text:p text:style-name="P5"><text:span text:style-name="T6">Stub</text:span><text:s/>its method to return fake (mocked) data.</text:p>
        </text:list-item>
        <text:list-item>
          <text:p text:style-name="P7"><text:span text:style-name="T8">Test</text:span><text:s/>a service class (MyService) that uses the mocked API.</text:p>
        </text:list-item>
      </text:list>
      <text:p text:style-name="Normal"/>
      <text:p text:style-name="Normal">Pom.xml</text:p>
      <text:p text:style-name="Normal">&lt;dependencies&gt;</text:p>
      <text:p text:style-name="Normal"><text:s text:c="4"/>&lt;!-- JUnit 5 --&gt;</text:p>
      <text:p text:style-name="Normal"><text:s text:c="4"/>&lt;dependency&gt;</text:p>
      <text:p text:style-name="Normal"><text:s text:c="8"/>&lt;groupId&gt;org.junit.jupiter&lt;/groupId&gt;</text:p>
      <text:p text:style-name="Normal"><text:s text:c="8"/>&lt;artifactId&gt;junit-jupiter&lt;/artifactId&gt;</text:p>
      <text:p text:style-name="Normal"><text:s text:c="8"/>&lt;version&gt;5.9.3&lt;/version&gt;</text:p>
      <text:p text:style-name="Normal"><text:s text:c="8"/>&lt;scope&gt;test&lt;/scope&gt;</text:p>
      <text:p text:style-name="Normal"><text:s text:c="4"/>&lt;/dependency&gt;</text:p>
      <text:p text:style-name="Normal"/>
      <text:p text:style-name="Normal"><text:s text:c="4"/>&lt;!-- Mockito --&gt;</text:p>
      <text:p text:style-name="Normal"><text:s text:c="4"/>&lt;dependency&gt;</text:p>
      <text:p text:style-name="Normal"><text:s text:c="8"/>&lt;groupId&gt;org.mockito&lt;/groupId&gt;</text:p>
      <text:p text:style-name="Normal"><text:s text:c="8"/>&lt;artifactId&gt;mockito-core&lt;/artifactId&gt;</text:p>
      <text:p text:style-name="Normal"><text:s text:c="8"/>&lt;version&gt;5.8.0&lt;/version&gt;</text:p>
      <text:p text:style-name="Normal"><text:s text:c="8"/>&lt;scope&gt;test&lt;/scope&gt;</text:p>
      <text:p text:style-name="Normal"><text:s text:c="4"/>&lt;/dependency&gt;</text:p>
      <text:p text:style-name="Normal">&lt;/dependencies&gt;</text:p>
      <text:p text:style-name="Normal"/>
      <text:p text:style-name="Normal">&lt;build&gt;</text:p>
      <text:p text:style-name="Normal"><text:s text:c="4"/>&lt;plugins&gt;</text:p>
      <text:p text:style-name="Normal"><text:s text:c="8"/>&lt;!-- Maven Surefire Plugin for JUnit 5 --&gt;</text:p>
      <text:p text:style-name="Normal"><text:s text:c="8"/>&lt;plugin&gt;</text:p>
      <text:soft-page-break/>
      <text:p text:style-name="Normal"><text:s text:c="12"/>&lt;groupId&gt;org.apache.maven.plugins&lt;/groupId&gt;</text:p>
      <text:p text:style-name="Normal"><text:s text:c="12"/>&lt;artifactId&gt;maven-surefire-plugin&lt;/artifactId&gt;</text:p>
      <text:p text:style-name="Normal"><text:s text:c="12"/>&lt;version&gt;2.22.2&lt;/version&gt;</text:p>
      <text:p text:style-name="Normal"><text:s text:c="12"/>&lt;configuration&gt;</text:p>
      <text:p text:style-name="Normal"><text:s text:c="16"/>&lt;includes&gt;</text:p>
      <text:p text:style-name="Normal"><text:s text:c="20"/>&lt;include&gt;**/*Test.java&lt;/include&gt;</text:p>
      <text:p text:style-name="Normal"><text:s text:c="16"/>&lt;/includes&gt;</text:p>
      <text:p text:style-name="Normal"><text:s text:c="12"/>&lt;/configuration&gt;</text:p>
      <text:p text:style-name="Normal"><text:s text:c="8"/>&lt;/plugin&gt;</text:p>
      <text:p text:style-name="Normal"><text:s text:c="4"/>&lt;/plugins&gt;</text:p>
      <text:p text:style-name="Normal">&lt;/build&gt;</text:p>
      <text:p text:style-name="P9"/>
      <text:p text:style-name="Normal"/>
      <text:p text:style-name="Normal">ExternalApi Interface</text:p>
      <text:p text:style-name="Normal"/>
      <text:p text:style-name="Normal">package com.example;</text:p>
      <text:p text:style-name="Normal"/>
      <text:p text:style-name="Normal">public interface ExternalApi {</text:p>
      <text:p text:style-name="Normal"><text:s text:c="4"/>String getData();</text:p>
      <text:p text:style-name="P10">}</text:p>
      <text:p text:style-name="Normal"/>
      <text:p text:style-name="Normal">MyService Class</text:p>
      <text:p text:style-name="Normal"/>
      <text:p text:style-name="Normal">package com.example;</text:p>
      <text:p text:style-name="Normal"/>
      <text:p text:style-name="Normal">public class MyService {</text:p>
      <text:p text:style-name="Normal"><text:s text:c="4"/>private ExternalApi api;</text:p>
      <text:p text:style-name="Normal"/>
      <text:soft-page-break/>
      <text:p text:style-name="Normal"><text:s text:c="4"/>public MyService(ExternalApi api) {</text:p>
      <text:p text:style-name="Normal"><text:s text:c="8"/>this.api = api;</text:p>
      <text:p text:style-name="Normal"><text:s text:c="4"/>}</text:p>
      <text:p text:style-name="Normal"/>
      <text:p text:style-name="Normal"><text:s text:c="4"/>public String fetchData() {</text:p>
      <text:p text:style-name="Normal"><text:s text:c="8"/>return api.getData();</text:p>
      <text:p text:style-name="Normal"><text:s text:c="4"/>}</text:p>
      <text:p text:style-name="Normal">}</text:p>
      <text:p text:style-name="P11"/>
      <text:p text:style-name="Normal"/>
      <text:p text:style-name="Normal">package com.example;</text:p>
      <text:p text:style-name="Normal"/>
      <text:p text:style-name="Normal">import org.junit.jupiter.api.Test;</text:p>
      <text:p text:style-name="Normal">import static org.junit.jupiter.api.Assertions.*;</text:p>
      <text:p text:style-name="Normal">import static org.mockito.Mockito.*;</text:p>
      <text:p text:style-name="Normal"/>
      <text:p text:style-name="Normal">public class MyServiceTest {</text:p>
      <text:p text:style-name="Normal"/>
      <text:p text:style-name="Normal"><text:s text:c="4"/>@Test</text:p>
      <text:p text:style-name="Normal"><text:s text:c="4"/>public void testExternalApi() {</text:p>
      <text:p text:style-name="Normal"><text:s text:c="8"/>// Step 1: Create a mock object</text:p>
      <text:p text:style-name="Normal"><text:s text:c="8"/>ExternalApi mockApi = mock(ExternalApi.class);</text:p>
      <text:p text:style-name="Normal"/>
      <text:p text:style-name="Normal"><text:s text:c="8"/>// Step 2: Stub the method to return a predefined value</text:p>
      <text:p text:style-name="Normal"><text:s text:c="8"/>when(mockApi.getData()).thenReturn("Mock Data");</text:p>
      <text:p text:style-name="Normal"/>
      <text:p text:style-name="Normal"><text:s text:c="8"/>// Step 3: Inject mock into service</text:p>
      <text:p text:style-name="Normal"><text:s text:c="8"/>MyService service = new MyService(mockApi);</text:p>
      <text:p text:style-name="Normal"/>
      <text:p text:style-name="Normal"><text:s text:c="8"/>// Step 4: Call service method</text:p>
      <text:p text:style-name="Normal"><text:s text:c="8"/>String result = service.fetchData();</text:p>
      <text:p text:style-name="Normal"/>
      <text:p text:style-name="Normal"><text:s text:c="8"/>// Step 5: Assert the result</text:p>
      <text:p text:style-name="Normal"><text:s text:c="8"/>assertEquals("Mock Data", result);</text:p>
      <text:p text:style-name="Normal"><text:s text:c="4"/>}</text:p>
      <text:p text:style-name="P12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umya Tiwari</meta:initial-creator>
    <dc:creator>Saumya Tiwari</dc:creator>
    <meta:creation-date>2025-06-29T18:09:00Z</meta:creation-date>
    <dc:date>2025-06-29T18:12:00Z</dc:date>
    <meta:template xlink:href="Normal.dotm" xlink:type="simple"/>
    <meta:editing-cycles>2</meta:editing-cycles>
    <meta:editing-duration>PT180S</meta:editing-duration>
    <meta:document-statistic meta:page-count="4" meta:paragraph-count="4" meta:word-count="315" meta:character-count="2108" meta:row-count="14" meta:non-whitespace-character-count="1797"/>
  </office:meta>
</office:document-meta>
</file>